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1" style:family="table-row">
      <style:table-row-properties style:min-row-height="6.092cm"/>
    </style:style>
    <style:style style:name="Tabela1.A1" style:family="table-cell">
      <style:table-cell-properties fo:background-color="#333333" fo:padding="0.097cm" fo:border="0.75pt dotted #000000">
        <style:background-image/>
      </style:table-cell-properties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1" style:family="table-row">
      <style:table-row-properties style:min-row-height="6.092cm"/>
    </style:style>
    <style:style style:name="Tabela2.A1" style:family="table-cell">
      <style:table-cell-properties fo:background-color="#333333" fo:padding="0.097cm" fo:border="0.75pt dotte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1a09f63"/>
    </style:style>
    <style:style style:name="P5" style:family="paragraph" style:parent-style-name="Standard">
      <style:text-properties officeooo:paragraph-rsid="01a2465a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e46b2"/>
    </style:style>
    <style:style style:name="P8" style:family="paragraph" style:parent-style-name="spis_5f_kn">
      <style:text-properties officeooo:paragraph-rsid="01b97aa4"/>
    </style:style>
    <style:style style:name="P9" style:family="paragraph" style:parent-style-name="spis_5f_kn">
      <style:text-properties officeooo:paragraph-rsid="019f856d"/>
    </style:style>
    <style:style style:name="P10" style:family="paragraph" style:parent-style-name="spis_5f_kn">
      <style:text-properties officeooo:paragraph-rsid="01bb7bab"/>
    </style:style>
    <style:style style:name="P11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bbb529" loext:opacity="100%"/>
    </style:style>
    <style:style style:name="P13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bbb529" loext:opacity="100%" officeooo:paragraph-rsid="01d6395a"/>
    </style:style>
    <style:style style:name="P14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bbb529" loext:opacity="100%" officeooo:rsid="01d56d5c" officeooo:paragraph-rsid="01d6395a"/>
    </style:style>
    <style:style style:name="P15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cc7832" loext:opacity="100%"/>
    </style:style>
    <style:style style:name="P16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cc7832" loext:opacity="100%" officeooo:paragraph-rsid="01d6395a"/>
    </style:style>
    <style:style style:name="P17" style:family="paragraph" style:parent-style-name="Preformatted_20_Text">
      <style:paragraph-properties fo:margin-top="0cm" fo:margin-bottom="0.499cm" style:contextual-spacing="false" fo:padding="0cm" fo:border="none"/>
    </style:style>
    <style:style style:name="P18" style:family="paragraph" style:parent-style-name="Preformatted_20_Text">
      <style:paragraph-properties fo:padding="0cm" fo:border="none"/>
    </style:style>
    <style:style style:name="P19" style:family="paragraph" style:parent-style-name="Preformatted_20_Text">
      <style:paragraph-properties fo:margin-top="0cm" fo:margin-bottom="0.499cm" style:contextual-spacing="false" fo:padding="0cm" fo:border="none"/>
      <style:text-properties officeooo:rsid="01d56d5c" officeooo:paragraph-rsid="01d56d5c"/>
    </style:style>
    <style:style style:name="P20" style:family="paragraph" style:parent-style-name="Preformatted_20_Text">
      <style:paragraph-properties fo:margin-left="0cm" fo:margin-right="0cm" fo:text-indent="0cm" style:auto-text-indent="false" fo:padding="0cm" fo:border="none"/>
      <style:text-properties officeooo:paragraph-rsid="01d6395a"/>
    </style:style>
    <style:style style:name="P21" style:family="paragraph" style:parent-style-name="Preformatted_20_Text">
      <style:paragraph-properties fo:padding="0cm" fo:border="none"/>
      <style:text-properties officeooo:paragraph-rsid="01d6395a"/>
    </style:style>
    <style:style style:name="P22" style:family="paragraph" style:parent-style-name="Standard" style:list-style-name="L1">
      <style:text-properties style:font-name="Arial" fo:font-size="12pt" officeooo:paragraph-rsid="019f856d" style:font-size-asian="12pt" style:font-size-complex="12pt"/>
    </style:style>
    <style:style style:name="P23" style:family="paragraph" style:parent-style-name="Standard">
      <style:text-properties officeooo:paragraph-rsid="01c071f9"/>
    </style:style>
    <style:style style:name="P24" style:family="paragraph" style:parent-style-name="Standard">
      <style:text-properties officeooo:paragraph-rsid="01c16e81"/>
    </style:style>
    <style:style style:name="P25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text-properties officeooo:paragraph-rsid="01d40322"/>
    </style:style>
    <style:style style:name="P27" style:family="paragraph" style:parent-style-name="Standard">
      <style:text-properties officeooo:paragraph-rsid="01d6395a"/>
    </style:style>
    <style:style style:name="P28" style:family="paragraph" style:parent-style-name="Standard">
      <style:text-properties fo:color="#333333" loext:opacity="100%" style:font-name="Arial" fo:font-size="12pt" fo:language="zxx" fo:country="none" fo:font-weight="bold" officeooo:paragraph-rsid="01d6395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1d6395a"/>
    </style:style>
    <style:style style:name="P30" style:family="paragraph" style:parent-style-name="Text_20_body">
      <style:text-properties officeooo:paragraph-rsid="01d6395a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  <style:text-properties style:font-name="Arial" fo:font-size="10pt" style:font-size-asian="10pt" style:font-size-complex="10pt"/>
    </style:style>
    <style:style style:name="P32" style:family="paragraph" style:parent-style-name="Text_20_body">
      <style:paragraph-properties fo:margin-left="0cm" fo:margin-right="0cm" fo:text-indent="0cm" style:auto-text-indent="false" fo:padding="0cm" fo:border="none"/>
      <style:text-properties style:font-name="Arial" fo:font-size="10pt" officeooo:paragraph-rsid="01d6395a" style:font-size-asian="10pt" style:font-size-complex="10pt"/>
    </style:style>
    <style:style style:name="P33" style:family="paragraph" style:parent-style-name="Text_20_body">
      <style:paragraph-properties fo:margin-left="0cm" fo:margin-right="0cm" fo:text-indent="0cm" style:auto-text-indent="false" fo:padding="0cm" fo:border="none"/>
      <style:text-properties style:font-name="Arial" fo:font-size="10pt" officeooo:rsid="01d56d5c" officeooo:paragraph-rsid="01d56d5c" style:font-size-asian="10pt" style:font-size-complex="10pt"/>
    </style:style>
    <style:style style:name="P34" style:family="paragraph" style:parent-style-name="spis_5f_kn">
      <style:text-properties officeooo:paragraph-rsid="01c071f9"/>
    </style:style>
    <style:style style:name="P35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fo:letter-spacing="normal" fo:font-style="normal" officeooo:rsid="019b3425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style:font-size-asian="10pt" style:font-size-complex="10pt" loext:padding="0cm" loext:border="none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officeooo:rsid="019b3425" style:font-size-asian="8.75pt" style:font-size-complex="10pt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officeooo:rsid="01c18147" style:font-size-asian="8.75pt" style:font-size-complex="10pt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officeooo:rsid="001f7693" style:font-size-asian="8.75pt" style:font-size-complex="10pt"/>
    </style:style>
    <style:style style:name="T10" style:family="text">
      <style:text-properties fo:font-variant="normal" fo:text-transform="none" fo:color="#333333" loext:opacity="100%" style:font-name="Arial" fo:font-size="12pt" fo:letter-spacing="normal" fo:font-style="normal" officeooo:rsid="01c18147" style:font-size-asian="12pt" style:font-size-complex="12pt"/>
    </style:style>
    <style:style style:name="T11" style:family="text">
      <style:text-properties fo:font-variant="normal" fo:text-transform="none" fo:color="#333333" loext:opacity="100%" style:font-name="Arial" fo:font-size="12pt" fo:letter-spacing="normal" fo:font-style="normal" officeooo:rsid="001f7693" style:font-size-asian="12pt" style:font-size-complex="12pt"/>
    </style:style>
    <style:style style:name="T12" style:family="text">
      <style:text-properties fo:font-variant="normal" fo:text-transform="none" fo:color="#333333" loext:opacity="100%" style:font-name="Arial" fo:font-size="12pt" fo:letter-spacing="normal" fo:font-style="normal" officeooo:rsid="019b3425" style:font-size-asian="12pt" style:font-size-complex="12pt"/>
    </style:style>
    <style:style style:name="T13" style:family="text">
      <style:text-properties fo:font-variant="normal" fo:text-transform="none" fo:color="#333333" loext:opacity="100%" style:font-name="Arial" fo:font-size="12pt" fo:letter-spacing="normal" fo:font-style="normal" officeooo:rsid="01cf52b9" style:font-size-asian="12pt" style:font-size-complex="12pt"/>
    </style:style>
    <style:style style:name="T14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333333" loext:opacity="100%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333333" loext:opacity="100%" fo:font-size="12pt" fo:letter-spacing="normal" fo:font-style="normal" officeooo:rsid="019b3425" style:font-size-asian="12pt" style:font-size-complex="12pt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officeooo:rsid="019f856d" style:font-size-asian="12pt" style:font-size-complex="12pt"/>
    </style:style>
    <style:style style:name="T20" style:family="text">
      <style:text-properties fo:color="#333333" loext:opacity="100%" style:font-name="Arial" fo:font-size="8pt" fo:font-style="italic" style:font-size-asian="8pt" style:font-style-asian="italic" style:font-size-complex="8pt" style:font-style-complex="italic"/>
    </style:style>
    <style:style style:name="T21" style:family="text">
      <style:text-properties officeooo:rsid="001f7693"/>
    </style:style>
    <style:style style:name="T22" style:family="text">
      <style:text-properties officeooo:rsid="019f856d"/>
    </style:style>
    <style:style style:name="T23" style:family="text">
      <style:text-properties officeooo:rsid="01b97aa4"/>
    </style:style>
    <style:style style:name="T24" style:family="text">
      <style:text-properties fo:font-size="12pt" officeooo:rsid="001f7693" style:font-size-asian="12pt" style:font-size-complex="12pt"/>
    </style:style>
    <style:style style:name="T25" style:family="text">
      <style:text-properties officeooo:rsid="01c18147"/>
    </style:style>
    <style:style style:name="T26" style:family="text">
      <style:text-properties style:font-name="Arial"/>
    </style:style>
    <style:style style:name="T27" style:family="text">
      <style:text-properties style:font-name="Arial" fo:font-size="10pt" style:font-size-asian="10pt" style:font-size-complex="10pt"/>
    </style:style>
    <style:style style:name="T28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Arial" fo:font-weight="normal" style:font-weight-asian="normal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officeooo:rsid="01d56d5c"/>
    </style:style>
    <style:style style:name="T33" style:family="text">
      <style:text-properties fo:color="#cc7832" loext:opacity="100%"/>
    </style:style>
    <style:style style:name="T34" style:family="text">
      <style:text-properties fo:color="#bbb529" loext:opacity="100%"/>
    </style:style>
    <style:style style:name="T35" style:family="text">
      <style:text-properties fo:color="#9876aa" loext:opacity="100%"/>
    </style:style>
    <style:style style:name="T36" style:family="text">
      <style:text-properties fo:color="#ffc66d" loext:opacity="100%"/>
    </style:style>
    <style:style style:name="T37" style:family="text">
      <style:text-properties officeooo:rsid="01dbb6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3" text:outline-level="1"><text:a xlink:type="simple" xlink:href="#__RefHeading___Toc439_4233216564" text:style-name="Index_20_Link" text:visited-style-name="Index_20_Link">1. Co to jest Hibernate?<text:tab/>1</text:a></text:h>
          <text:h text:style-name="P3" text:outline-level="1"><text:a xlink:type="simple" xlink:href="#__RefHeading___Toc1577_3840347627%20kopia%201" text:style-name="Index_20_Link" text:visited-style-name="Index_20_Link">2. Na czym polega przewaga Hibernate nad JDBS?<text:tab/>1</text:a></text:h>
          <text:h text:style-name="P3" text:outline-level="1"><text:a xlink:type="simple" xlink:href="#__RefHeading___Toc423_4233216564" text:style-name="Index_20_Link" text:visited-style-name="Index_20_Link">3. Różnica między metodą get () i load ()?<text:tab/>1</text:a></text:h>
          <text:h text:style-name="P3" text:outline-level="1"><text:a xlink:type="simple" xlink:href="#__RefHeading___Toc1577_3840347627%20kopia%201%20kopia%201%20kopia%201" text:style-name="Index_20_Link" text:visited-style-name="Index_20_Link">4. Jaki jest wymóg, aby obiekt Java stał się encją Hibernetową?<text:tab/>1</text:a></text:h>
          <text:h text:style-name="P3" text:outline-level="1"><text:a xlink:type="simple" xlink:href="#__RefHeading___Toc1577_3840347627%20kopia%201%20kopia%201%20kopia%201%20kopia%201" text:style-name="Index_20_Link" text:visited-style-name="Index_20_Link">5. Jaka jest różnica między metodami save, persist i saveOrUpdate?<text:tab/>1</text:a></text:h>
          <text:h text:style-name="P3" text:outline-level="1"><text:a xlink:type="simple" xlink:href="#__RefHeading___Toc1504_2130559680" text:style-name="Index_20_Link" text:visited-style-name="Index_20_Link">6. Czy klasa @Entity do poprawnego działania musi posiadać konstruktor oraz settery dla pól?<text:tab/>2</text:a></text:h>
          <text:h text:style-name="P3" text:outline-level="1"><text:a xlink:type="simple" xlink:href="#__RefHeading___Toc1574_2130559680" text:style-name="Index_20_Link" text:visited-style-name="Index_20_Link">7. Jaka jest różnica między SEQUENCE oraz IDENTITY w kontekście generowania klucza głównego?<text:tab/>3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0">https://codebykris.com/hibernate-najpopularniejsze-pytania/</text:span></text:span></text:p>
      <text:h text:style-name="P8" text:outline-level="1"><text:bookmark-start text:name="__RefHeading___Toc439_4233216564"/><text:span text:style-name="Strong_20_Emphasis"><text:span text:style-name="T21">1.</text:span></text:span><text:span text:style-name="Strong_20_Emphasis"><text:span text:style-name="T24"> </text:span></text:span><text:span text:style-name="Strong_20_Emphasis"><text:span text:style-name="T16">Co to jest Hibernate? </text:span></text:span><text:span text:style-name="Strong_20_Emphasis"><text:span text:style-name="T14"><text:line-break/></text:span></text:span><text:bookmark-end text:name="__RefHeading___Toc439_4233216564"/></text:h>
      <text:p text:style-name="P6"><text:bookmark-start text:name="__RefHeading___Toc402_4233216564"/><text:span text:style-name="Strong_20_Emphasis"><text:span text:style-name="T3">Hibernate jest tak zwanym framework’em ORM (ang. </text:span></text:span><text:span text:style-name="Strong_20_Emphasis"><text:span text:style-name="T6">O</text:span></text:span><text:span text:style-name="Strong_20_Emphasis"><text:span text:style-name="T3">bject-</text:span></text:span><text:span text:style-name="Strong_20_Emphasis"><text:span text:style-name="T6">R</text:span></text:span><text:span text:style-name="Strong_20_Emphasis"><text:span text:style-name="T3">elational </text:span></text:span><text:span text:style-name="Strong_20_Emphasis"><text:span text:style-name="T6">M</text:span></text:span><text:span text:style-name="Strong_20_Emphasis"><text:span text:style-name="T3">apping), który pozwala programistom skoncentrować się na logice biznesowej, dbając o samo trwałość danych. Programista Java może pisać kod wykorzystując obiekty, a Hibernate zajmuje się tworzeniem tych obiektów z danymi załadowanymi z bazy danych i zapisaniem aktualizacji z powrotem do bazy danych. </text:span></text:span><text:bookmark-end text:name="__RefHeading___Toc402_4233216564"/></text:p>
      <text:h text:style-name="spis_5f_kn" text:outline-level="1"><text:span text:style-name="Strong_20_Emphasis"><text:span text:style-name="T14"/></text:span></text:h>
      <text:h text:style-name="P9" text:outline-level="1"><text:bookmark-start text:name="__RefHeading___Toc1577_3840347627 kopia 1"/><text:span text:style-name="Strong_20_Emphasis"><text:span text:style-name="T22">2</text:span></text:span><text:span text:style-name="Strong_20_Emphasis"><text:span text:style-name="T21">. </text:span></text:span><text:span text:style-name="Strong_20_Emphasis"><text:span text:style-name="T23">Na czym polega przewaga Hibernate nad JDBS?</text:span></text:span><text:bookmark-end text:name="__RefHeading___Toc1577_3840347627 kopia 1"/></text:h>
      <text:p text:style-name="P2"><text:span text:style-name="Strong_20_Emphasis"><text:span text:style-name="T1"/></text:span></text:p>
      <text:p text:style-name="P2"><text:span text:style-name="Strong_20_Emphasis"><text:span text:style-name="T15">Oprócz trwałości, czyli zapisywania i ładowania danych z bazy danych, Hibernate zapewnia również następujące korzyści:</text:span></text:span></text:p>
      <text:p text:style-name="P2"><text:span text:style-name="Strong_20_Emphasis"><text:span text:style-name="T15"/></text:span></text:p>
      <text:list text:style-name="L1">
        <text:list-item>
          <text:p text:style-name="P22"><text:span text:style-name="Strong_20_Emphasis"><text:span text:style-name="T15">Buforowanie</text:span></text:span></text:p>
        </text:list-item>
        <text:list-item>
          <text:p text:style-name="P22"><text:span text:style-name="Strong_20_Emphasis"><text:span text:style-name="T15">Leniwe ładowanie</text:span></text:span></text:p>
        </text:list-item>
        <text:list-item>
          <text:p text:style-name="P22"><text:span text:style-name="Strong_20_Emphasis"><text:span text:style-name="T15">Zarządzanie relacjami i dostarczenie kodu umożliwiającego odwzorowania obiektów na dane relacyjne</text:span></text:span></text:p>
        </text:list-item>
        <text:list-item>
          <text:p text:style-name="P22"><text:span text:style-name="Strong_20_Emphasis"><text:span text:style-name="T15">Programista jest zwolniony z pisania kodu ładującego / zapisującego dane do bazy danych.<text:line-break/></text:span></text:span></text:p>
        </text:list-item>
      </text:list>
      <text:h text:style-name="P10" text:outline-level="1"><text:bookmark-start text:name="__RefHeading___Toc423_4233216564"/><text:span text:style-name="Strong_20_Emphasis"><text:span text:style-name="T22">3</text:span></text:span><text:span text:style-name="Strong_20_Emphasis"><text:span text:style-name="T21">. </text:span></text:span><text:span text:style-name="Strong_20_Emphasis"><text:span text:style-name="T19">Różnica między metodą get () i load ()? </text:span></text:span><text:span text:style-name="Strong_20_Emphasis"><text:span text:style-name="T18"><text:line-break/></text:span></text:span><text:bookmark-end text:name="__RefHeading___Toc423_4233216564"/></text:h>
      <text:p text:style-name="P7"><text:span text:style-name="Strong_20_Emphasis"><text:span text:style-name="T4">Jest to jedno z najczęściej zadawanych pytań w ramach rozmów kwalifikacyjnych na temat Hibernate, odpowiadałem już na nie kilka razy. Kluczowa różnica między metodą get() i load() polega na tym, że load () wygeneruje wyjątek, jeśli nie zostanie znaleziony obiekt o zadanym identyfikatorze. Funkcja get() dla odmiany zwróci wartość null. Inną ważną różnicą jest to, że load() może zwrócić obiekt proxy bez strzelania do bazy danych, obiekt zostanie zaciągnięty z bazy dopiero w momencie gdy będziesz próbował uzyskując dostęp do dowolnego atrybutu innego niż id. Metoda get() zawsze odpytuje bazę danych, więc czasami użycie load () może być szybsze niż metody get() . Sensowne jest używanie metody load(), jeśli wiesz, że obiekt istnieje w bazie, a metoda get (), jeśli nie jesteś pewien istnienia obiektu. </text:span></text:span></text:p>
      <text:p text:style-name="P2"><text:span text:style-name="Strong_20_Emphasis"><text:span text:style-name="T15"/></text:span></text:p>
      <text:h text:style-name="P9" text:outline-level="1"><text:bookmark-start text:name="__RefHeading___Toc1577_3840347627 kopia 1 kopia 1 kopia 1"/><text:span text:style-name="Strong_20_Emphasis"><text:span text:style-name="T25">4</text:span></text:span><text:span text:style-name="Strong_20_Emphasis"><text:span text:style-name="T21">. </text:span></text:span><text:span text:style-name="Strong_20_Emphasis">Jaki jest wymóg, aby obiekt Java stał się encją Hibernetową? </text:span><text:bookmark-end text:name="__RefHeading___Toc1577_3840347627 kopia 1 kopia 1 kopia 1"/></text:h>
      <text:p text:style-name="P5"><text:span text:style-name="Strong_20_Emphasis"><text:span text:style-name="T4"/></text:span></text:p>
      <text:p text:style-name="P4"><text:span text:style-name="Strong_20_Emphasis"><text:span text:style-name="T5">Klasa nie może być finalna i musi zawierać domyślny konstruktora bezargumentowy. </text:span></text:span></text:p>
      <text:p text:style-name="P4"><text:span text:style-name="Strong_20_Emphasis"><text:span text:style-name="T5"/></text:span></text:p>
      <text:h text:style-name="P34" text:outline-level="1"><text:bookmark-start text:name="__RefHeading___Toc1577_3840347627 kopia 1 kopia 1 kopia 1 kopia 1"/><text:span text:style-name="Strong_20_Emphasis"><text:span text:style-name="T25">5</text:span></text:span><text:span text:style-name="Strong_20_Emphasis"><text:span text:style-name="T21">. </text:span></text:span><text:span text:style-name="Strong_20_Emphasis">Jaka jest różnica między metodami save, persist i saveOrUpdate? </text:span><text:bookmark-end text:name="__RefHeading___Toc1577_3840347627 kopia 1 kopia 1 kopia 1 kopia 1"/></text:h>
      <text:p text:style-name="P23"><text:span text:style-name="Strong_20_Emphasis"><text:span text:style-name="T4"/></text:span></text:p>
      <text:p text:style-name="P24"><text:span text:style-name="Strong_20_Emphasis"><text:span text:style-name="T5">Wszystkie trzy metody są używane do zapisywania obiektów w bazie danych, ale są miedzy nimi subtelne różnice. Metoda save() może tylko wstawić rekordy do bazy, ale saveOrUpdate () może już wykonać INSERT lub UPDATE rekordu w zależności od tego czy obiekt posiada ustawione id. Ponadto typem zwrotnym save() jest obiekt Serializable, natomiast metoda persist() jest typu void. <text:s/></text:span></text:span></text:p>
      <text:p text:style-name="P24"><text:span text:style-name="Strong_20_Emphasis"><text:span text:style-name="T5"/></text:span></text:p>
      <text:p text:style-name="P24"><text:span text:style-name="Strong_20_Emphasis"><text:span text:style-name="T5"/></text:span></text:p>
      <text:p text:style-name="P24"><text:soft-page-break/><text:span text:style-name="Strong_20_Emphasis"><text:span text:style-name="T5"/></text:span></text:p>
      <text:h text:style-name="spis_5f_kn" text:outline-level="1"><text:span text:style-name="Strong_20_Emphasis"><text:span text:style-name="T5"/></text:span></text:h>
      <text:p text:style-name="P25"><text:bookmark-start text:name="__RefHeading___Toc1526_2130559680"/>https://rekrutacjajava.pl/hibernate-czy-klasa-entity-do-poprawnego-dzialania-musi-posiadac-konstruktor-oraz-settery-dla-pol-2/<text:bookmark-end text:name="__RefHeading___Toc1526_2130559680"/></text:p>
      <text:h text:style-name="spis_5f_kn" text:outline-level="1"><text:bookmark-start text:name="__RefHeading___Toc1504_2130559680"/><text:span text:style-name="Strong_20_Emphasis"><text:span text:style-name="T13">6</text:span></text:span><text:span text:style-name="Strong_20_Emphasis"><text:span text:style-name="T11">. </text:span></text:span><text:span text:style-name="Strong_20_Emphasis"><text:span text:style-name="T12">Czy klasa @Entity do poprawnego działania musi posiadać konstruktor oraz settery dla pól?</text:span></text:span><text:bookmark-end text:name="__RefHeading___Toc1504_2130559680"/></text:h>
      <text:p text:style-name="Standard"><text:span text:style-name="Strong_20_Emphasis"/></text:p>
      <text:p text:style-name="P26"><text:bookmark-start text:name="__RefHeading___Toc1497_2130559680"/><text:span text:style-name="Strong_20_Emphasis"><text:span text:style-name="T28">Jeśli chodzi o konstruktor, to sprawa jest dość prosta. Standard JPA 2.0 wymaga bezparametrowego konstruktora. Jeśli mamy w klasie zdefiniowany konstruktor parametrowy, to musimy również wprost zdefiniować ten bezparametrowy. Jeżeli natomiast nie mamy żadnego konstruktora parametrowego, to nie musimy się o nic martwić – kompilator stworzy za nas konstruktor domyślny.</text:span></text:span><text:bookmark-end text:name="__RefHeading___Toc1497_2130559680"/></text:p>
      <text:p text:style-name="P31">Jeśli chodzi o settery, to sprawa jest nieco bardziej skomplikowana. Wszystko zależy od tego, jakiej strategii dostępu do pól będzie używał Hibernate, a decydujemy o tym my – programiści, choć praca z ludźmi pokazuje, że często nieświadomie.</text:p>
      <text:p text:style-name="P31">Zazwyczaj adnotację @Id umieszczamy nad polem klasy związanym z kluczem głównym:</text:p>
      <text:p text:style-name="P33">Przykład: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2">@Entity</text:p>
            <text:p text:style-name="P11"><text:span text:style-name="T33">public class </text:span>Person {</text:p>
            <text:p text:style-name="P18"/>
            <text:p text:style-name="P11"><text:s text:c="4"/><text:span text:style-name="T34">@Id</text:span></text:p>
            <text:p text:style-name="P12"><text:s text:c="4"/>@GeneratedValue</text:p>
            <text:p text:style-name="P11"><text:s text:c="4"/><text:span text:style-name="T33">private long </text:span><text:span text:style-name="T35">id</text:span><text:span text:style-name="T33">;</text:span></text:p>
            <text:p text:style-name="P11"/>
            <text:p text:style-name="P11"><text:span text:style-name="T33"><text:s text:c="4"/>private </text:span>String <text:span text:style-name="T35">lastName</text:span><text:span text:style-name="T33">;</text:span></text:p>
            <text:p text:style-name="P15"><text:s text:c="4"/></text:p>
            <text:p text:style-name="P11"><text:span text:style-name="T33"><text:s text:c="4"/>public </text:span>String <text:span text:style-name="T36">getLastName</text:span>() {</text:p>
            <text:p text:style-name="P11"><text:s text:c="8"/><text:span text:style-name="T33">return </text:span><text:span text:style-name="T35">lastName</text:span><text:span text:style-name="T33">;</text:span></text:p>
            <text:p text:style-name="P18"><text:s text:c="4"/>}</text:p>
            <text:p text:style-name="P18"><text:s text:c="4"/></text:p>
            <text:p text:style-name="P19">}</text:p>
          </table:table-cell>
        </table:table-row>
      </table:table>
      <text:p text:style-name="P29"/>
      <text:p text:style-name="P32">W takim wypadku, Hibernate do odczytywania i zapisywania wartości atrybutów naszej klasy, będzie używał refleksji. Nie potrzebujemy więc definiować getterów oraz setterów dla pól (choć oczywiście jeśli ich potrzebujemy, to możemy to zrobić). Tę strategię możemy kojarzyć z pojęciem field-based access.</text:p>
      <text:p text:style-name="P31">Jeśli jednak adnotację @Id umieścilibyśmy nad metodą getId(), a nie nad samym polem id, to settery będą wymagane dla wszystkich pól, które posiadają gettery. Jeśli bowiem chcemy mieć możliwość odczytywać wartość jakiegoś pola, to Hibernate musi mieć możliwość zapisania w nim jakiejś wartości. Tę strategię możemy kojarzyć z pojęciem property-based access.</text:p>
      <text:p text:style-name="P29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4">@Entity</text:p>
            <text:p text:style-name="P11"><text:span text:style-name="T33">public class </text:span>Person {</text:p>
            <text:p text:style-name="P18"/>
            <text:p text:style-name="P11"><text:s text:c="4"/><text:span text:style-name="T33">private long </text:span><text:span text:style-name="T35">id</text:span><text:span text:style-name="T33">;</text:span></text:p>
            <text:p text:style-name="P11"/>
            <text:p text:style-name="P11"><text:span text:style-name="T33"><text:s text:c="4"/>private </text:span>String <text:span text:style-name="T35">lastName</text:span><text:span text:style-name="T33">;</text:span></text:p>
            <text:p text:style-name="P11"/>
            <text:p text:style-name="P11"><text:s text:c="4"/><text:span text:style-name="T34">@Id</text:span></text:p>
            <text:p text:style-name="P12"><text:s text:c="4"/>@GeneratedValue</text:p>
            <text:p text:style-name="P11"><text:s text:c="4"/><text:span text:style-name="T33">public long </text:span><text:span text:style-name="T36">getId</text:span>() {</text:p>
            <text:p text:style-name="P11"><text:s text:c="8"/><text:span text:style-name="T33">return </text:span><text:span text:style-name="T35">id</text:span><text:span text:style-name="T33">;</text:span></text:p>
            <text:p text:style-name="P18"><text:s text:c="4"/>}</text:p>
            <text:p text:style-name="P18"/>
            <text:p text:style-name="P11"><text:s text:c="4"/><text:span text:style-name="T33">public void </text:span><text:span text:style-name="T36">setId</text:span>(<text:span text:style-name="T33">long </text:span>id) {</text:p>
            <text:p text:style-name="P11"><text:s text:c="8"/><text:span text:style-name="T33">this</text:span>.<text:span text:style-name="T35">id </text:span>= id<text:span text:style-name="T33">;</text:span></text:p>
            <text:p text:style-name="P18"><text:soft-page-break/><text:s text:c="4"/>}</text:p>
            <text:p text:style-name="P18"/>
            <text:p text:style-name="P11"><text:s text:c="4"/><text:span text:style-name="T33">public </text:span>String <text:span text:style-name="T36">getLastName</text:span>() {</text:p>
            <text:p text:style-name="P11"><text:s text:c="8"/><text:span text:style-name="T33">return </text:span><text:span text:style-name="T35">lastName</text:span><text:span text:style-name="T33">;</text:span></text:p>
            <text:p text:style-name="P18"><text:s text:c="4"/>}</text:p>
            <text:p text:style-name="P18"/>
            <text:p text:style-name="P11"><text:s text:c="4"/><text:span text:style-name="T33">public void </text:span><text:span text:style-name="T36">setLastName</text:span>(String lastName) {</text:p>
            <text:p text:style-name="P11"><text:s text:c="8"/><text:span text:style-name="T33">this</text:span>.<text:span text:style-name="T35">lastName </text:span>= lastName<text:span text:style-name="T33">;</text:span></text:p>
            <text:p text:style-name="P18"><text:s text:c="4"/>}</text:p>
            <text:p text:style-name="P18"><text:s text:c="4"/></text:p>
            <text:p text:style-name="P17">}</text:p>
          </table:table-cell>
        </table:table-row>
      </table:table>
      <text:p text:style-name="P27"><text:span text:style-name="Strong_20_Emphasis"><text:span text:style-name="T28"/></text:span></text:p>
      <text:p text:style-name="P30"><text:span text:style-name="Strong_20_Emphasis"><text:span text:style-name="T28">Jeśli w powyższym przykładzie nie zapewnilibyśmy settera dla pola lastName, to podczas startu aplikacji napotkalibyśmy następujący wyjątek: </text:span></text:span><text:span text:style-name="T27">org.hibernate.PropertyNotFoundException: Could not locate setter method for property [pl.rekrutacjajava.rj.person.Person#lastName].</text:span></text:p>
      <text:p text:style-name="P31">Przy użyciu odpowiednich adnotacji, możemy teoretycznie mieszać obie powyższe strategie, aby dla jednych pól stosować pierwszą, a dla innych drugą. Wprowadzanie takiego braku spójności rzadko będzie jednak dobrym pomysłem.</text:p>
      <text:p text:style-name="P31">Odpowiedź na to pytanie dotyczy ściśle Hibernate i jego wymagań. Jeśli pytanie miałoby bardziej ogólny wydźwięk, to warto pamiętać, że brak getterów i setterów może mieć swoje konsekwencje również w innych miejscach, np. przy serializacji/deserializacji JSONa w Springowym controllerze.</text:p>
      <text:p text:style-name="P28"><text:bookmark-start text:name="__RefHeading___Toc1574_2130559680"/><text:bookmark-end text:name="__RefHeading___Toc1574_213055968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9H14M39S</meta:editing-duration>
    <meta:editing-cycles>582</meta:editing-cycles>
    <meta:generator>LibreOffice/7.6.4.1$Windows_X86_64 LibreOffice_project/e19e193f88cd6c0525a17fb7a176ed8e6a3e2aa1</meta:generator>
    <dc:date>2025-09-08T09:48:41.759000000</dc:date>
    <meta:print-date>2025-09-06T12:28:47.611000000</meta:print-date>
    <meta:printed-by>Pliki PDF</meta:printed-by>
    <meta:document-statistic meta:table-count="2" meta:image-count="0" meta:object-count="0" meta:page-count="3" meta:paragraph-count="67" meta:word-count="778" meta:character-count="5610" meta:non-whitespace-character-count="4762"/>
    <meta:user-defined meta:name="Info 1"/>
    <meta:user-defined meta:name="Info 2"/>
    <meta:user-defined meta:name="Info 3"/>
    <meta:user-defined meta:name="Info 4"/>
  </office:meta>
</office:document-meta>
</file>